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Tahoma, 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7c28"/>
    </style:style>
    <style:style style:name="P2" style:family="paragraph" style:parent-style-name="Standard">
      <style:text-properties officeooo:rsid="00067c28" officeooo:paragraph-rsid="00067c28"/>
    </style:style>
    <style:style style:name="P3" style:family="paragraph" style:parent-style-name="Standard">
      <style:paragraph-properties fo:text-align="justify" style:justify-single-word="false"/>
      <style:text-properties officeooo:rsid="00076b99" officeooo:paragraph-rsid="00076b99"/>
    </style:style>
    <style:style style:name="P4" style:family="paragraph" style:parent-style-name="Standard">
      <style:paragraph-properties fo:margin-left="0cm" fo:margin-right="0cm" fo:line-height="150%" fo:text-align="justify" style:justify-single-word="false" fo:text-indent="1.251cm" style:auto-text-indent="false"/>
      <style:text-properties officeooo:rsid="00067c28" officeooo:paragraph-rsid="00067c28"/>
    </style:style>
    <style:style style:name="P5" style:family="paragraph" style:parent-style-name="Standard">
      <style:paragraph-properties fo:margin-left="0cm" fo:margin-right="0cm" fo:line-height="150%" fo:text-align="justify" style:justify-single-word="false" fo:text-indent="1.251cm" style:auto-text-indent="false"/>
      <style:text-properties officeooo:rsid="00076b99" officeooo:paragraph-rsid="00076b99"/>
    </style:style>
    <style:style style:name="P6"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9292a"/>
    </style:style>
    <style:style style:name="P7"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a03b3"/>
    </style:style>
    <style:style style:name="P8" style:family="paragraph" style:parent-style-name="Standard">
      <style:paragraph-properties fo:margin-left="0cm" fo:margin-right="0cm" fo:line-height="150%" fo:text-align="justify" style:justify-single-word="false" fo:text-indent="1.251cm" style:auto-text-indent="false"/>
      <style:text-properties officeooo:rsid="000a03b3" officeooo:paragraph-rsid="000a03b3"/>
    </style:style>
    <style:style style:name="P9" style:family="paragraph" style:parent-style-name="Standard">
      <style:paragraph-properties fo:margin-left="0cm" fo:margin-right="0cm" fo:line-height="150%" fo:text-align="justify" style:justify-single-word="false" fo:text-indent="1.251cm" style:auto-text-indent="false"/>
      <style:text-properties officeooo:rsid="000a03b3" officeooo:paragraph-rsid="000f26b0"/>
    </style:style>
    <style:style style:name="P10" style:family="paragraph" style:parent-style-name="Standard">
      <style:paragraph-properties fo:margin-left="0cm" fo:margin-right="0cm" fo:line-height="150%" fo:text-align="justify" style:justify-single-word="false" fo:text-indent="1.251cm" style:auto-text-indent="false"/>
      <style:text-properties officeooo:rsid="000ba48c" officeooo:paragraph-rsid="000ba48c"/>
    </style:style>
    <style:style style:name="P11" style:family="paragraph" style:parent-style-name="Standard">
      <style:paragraph-properties fo:margin-left="0cm" fo:margin-right="0cm" fo:line-height="150%" fo:text-align="justify" style:justify-single-word="false" fo:text-indent="1.251cm" style:auto-text-indent="false"/>
      <style:text-properties officeooo:rsid="000d943b" officeooo:paragraph-rsid="000d943b" fo:background-color="#ffff00"/>
    </style:style>
    <style:style style:name="P12" style:family="paragraph" style:parent-style-name="Standard">
      <style:paragraph-properties fo:margin-left="0cm" fo:margin-right="0cm" fo:line-height="150%" fo:text-align="justify" style:justify-single-word="false" fo:text-indent="1.251cm" style:auto-text-indent="false"/>
      <style:text-properties officeooo:rsid="000f26b0" officeooo:paragraph-rsid="000f26b0" fo:background-color="#ffff00"/>
    </style:style>
    <style:style style:name="P13" style:family="paragraph" style:parent-style-name="Standard">
      <style:paragraph-properties fo:margin-left="0cm" fo:margin-right="0cm" fo:line-height="150%" fo:text-align="justify" style:justify-single-word="false" fo:text-indent="1.251cm" style:auto-text-indent="false"/>
      <style:text-properties officeooo:rsid="0009292a" officeooo:paragraph-rsid="0009292a" fo:background-color="#ffff00"/>
    </style:style>
    <style:style style:name="P14"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fo:background-color="#ffff00"/>
    </style:style>
    <style:style style:name="P15" style:family="paragraph" style:parent-style-name="Standard">
      <style:paragraph-properties fo:margin-left="0cm" fo:margin-right="0cm" fo:line-height="150%" fo:text-align="justify" style:justify-single-word="false" fo:text-indent="1.251cm" style:auto-text-indent="false"/>
      <style:text-properties officeooo:rsid="00104e46" officeooo:paragraph-rsid="00104e46" fo:background-color="#ffff00"/>
    </style:style>
    <style:style style:name="P16" style:family="paragraph" style:parent-style-name="Standard">
      <style:paragraph-properties fo:margin-left="0cm" fo:margin-right="0cm" fo:line-height="150%" fo:text-align="justify" style:justify-single-word="false" fo:text-indent="1.251cm" style:auto-text-indent="false"/>
      <style:text-properties officeooo:rsid="000f26b0" officeooo:paragraph-rsid="000f26b0"/>
    </style:style>
    <style:style style:name="P17"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fo:background-color="transparent"/>
    </style:style>
    <style:style style:name="P18" style:family="paragraph" style:parent-style-name="Standard">
      <style:paragraph-properties fo:margin-left="0cm" fo:margin-right="0cm" fo:line-height="150%" fo:text-align="justify" style:justify-single-word="false" fo:text-indent="1.251cm" style:auto-text-indent="false"/>
      <style:text-properties officeooo:rsid="000faf11" officeooo:paragraph-rsid="000faf11"/>
    </style:style>
    <style:style style:name="T1" style:family="text">
      <style:text-properties officeooo:rsid="0006dc0f"/>
    </style:style>
    <style:style style:name="T2" style:family="text">
      <style:text-properties officeooo:rsid="0008b4e4"/>
    </style:style>
    <style:style style:name="T3" style:family="text">
      <style:text-properties fo:font-variant="normal" fo:text-transform="none" fo:color="#202124" loext:opacity="100%" style:font-name="Roboto" fo:font-size="9.75pt" fo:letter-spacing="normal" fo:font-style="normal" fo:font-weight="normal"/>
    </style:style>
    <style:style style:name="T4" style:family="text">
      <style:text-properties fo:background-color="transparent"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0ba48c"/>
    </style:style>
    <style:style style:name="T8" style:family="text">
      <style:text-properties officeooo:rsid="000faf11"/>
    </style:style>
    <style:style style:name="T9" style:family="text">
      <style:text-properties officeooo:rsid="00104e46"/>
    </style:style>
    <style:style style:name="T10" style:family="text">
      <style:text-properties officeooo:rsid="00121319"/>
    </style:style>
    <style:style style:name="T11" style:family="text">
      <style:text-properties fo:color="#c9211e" loext:opacity="100%" officeooo:rsid="00121319"/>
    </style:style>
    <style:style style:name="T12" style:family="text">
      <style:text-properties officeooo:rsid="00140cc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NTRODUÇÃO</text:p>
      <text:p text:style-name="P1"/>
      <text:p text:style-name="P4">Na atualidade, a presença de computadores em nossa rotina é cada vez mais corriqueira, visto que, desde efetivamente nossos computadores, até nossos eletrodomésticos possuem cada vez mais a capacidade de processamento de informação.</text:p>
      <text:p text:style-name="P4">Desde a proposição da Máquina de Turing, em 1936, onde o mesmo apresenta um aparato lógico para o processamento de informação e ainda define as unidades conhecidas como bits (binary digit), <text:span text:style-name="T1">até os computadores mais modernos, a maneira de se processar a informação é basicamente a mesma. A ideia central de um computador, e aqui vamos classificá-lo como clássico, consiste em realizar operações lógicas de combinações de bits cujos valores podem ser 0 (zero) ou 1 (um), é assim que o computador que escrevo esse trabalho consegue traduzir e apresentar o que digito no teclado na tela do mesmo. É fato que, ao longo dos anos, a velocidade com que as operações são realizadas em um computador aumentou devido ao aperfeiçoamento das unidades de processamento (processadores/microprocessadores), o que trouxe por consequência o aumento das possibilidades de resolução de problemas utilizando a programação.</text:span><text:span text:style-name="T8">(1)</text:span></text:p>
      <text:p text:style-name="P5">Em linhas gerais, portanto, um computador clássico utiliza um sistema binário, cuja unidade representativa é o bit, para decodificar e processar a informação. Esse processo porém, possui um limite físico, <text:span text:style-name="T2">associado a quantidade de bits processados e a velocidade para execução de determinadas tarefas. Esse limite que excede a capacidade de processadores clássicos se encontra principalmente nos estudos de fronteira das ciências da natureza.</text:span><text:span text:style-name="T8">(2)</text:span></text:p>
      <text:p text:style-name="P6">Uma proposta para a resolução desse limite foi apresentada por Richard P. Feymann na década de 1980, de maneira a apenas apresentar uma hipótese: Seria possível a construção de um dispositivo de processamento que se baseasse no modo que a natureza se expressa em sua essência? A resposta para essa pergunta, surgiu anos depois com a criação do computador de arquitetura quântica.<text:span text:style-name="T8">(3)</text:span></text:p>
      <text:p text:style-name="P6">Para compreender melhor como este funciona, vale ressaltar alguns tópicos que descrevem a teoria em que esses dispositivos se baseiam, a Mecânica Quântica.</text:p>
      <text:p text:style-name="P13">PARAGRAFO SOBRE MECÂNICA QUÂNTICA <text:span text:style-name="T7">E ARQUITETURA QUÂNTICA (QUBITS) </text:span><text:span text:style-name="T8">(PROVAVELMENTE BASEADO NO LIVRO DO </text:span><text:span text:style-name="T9">MARKOV)</text:span><text:span text:style-name="T10">(griffths)</text:span></text:p>
      <text:p text:style-name="P8">Utilizando desses postulados, temos uma sequência de estudos que culmina na efetiva consolidação do computador quântico a se destacar:</text:p>
      <text:p text:style-name="P8">- David Deustch (1985), propõe matematicamente o primeiro computador quântico universal, conhecido também com Maquina de Turing Quântica <text:span text:style-name="T6">(VER SE VALE A PENA EXPLICAR UM POUCO MAIS SOBRE ELA, TALVEZ EM COMPARAÇÃO COM A CLÁSSICA, TALVEZ SEJA ALGO PARA O TCC EM SÍ)</text:span>; <text:span text:style-name="T11">se for bem resumido ok!</text:span></text:p>
      <text:p text:style-name="P8"><text:soft-page-break/>- Peter Shor (1994), criou o primeiro programa essencialmente quântico, ou seja, ele não poderia ser <text:span text:style-name="T10">executado</text:span> em um computador clássico. Este programa, conhecido como Algoritmo de Shor reduziria o tempo de fatoração de números grandes de possíveis meses para apenas segundos caso fosse utilizado em um computador de arquitetura quântica.</text:p>
      <text:p text:style-name="P8">- Em 1999 o MIT apresenta o primeiro protótipo de um computador quântico real <text:span text:style-name="T6">(BUSCAR MAIS INFORMAÇÕES SOBRE)</text:span></text:p>
      <text:p text:style-name="P8">- <text:span text:style-name="T7">E empresa D-Wave apresenta, em 2007, o primeiro computador essencialmente quântico.</text:span></text:p>
      <text:p text:style-name="P10">Com a efetiva construção física de um computador de arquitetura quântica, as possibilidades para resolução de problemas ainda não estavam totalmente definidas. Isso porque, os primeiros processadores quânticos conseguiam utilizar apenas uma quantidade muito pequena de qubits emaranhados, o que, apesar de útil, apenas reduz o tempo de resposta de um programa, deixando alguns problemas mais <text:span text:style-name="T6">complexos</text:span>, ainda sem solução.</text:p>
      <text:p text:style-name="P10">A evolução da Computação Quântica consiste, portanto, em não apenas aumentar o número desses qubits processados simultaneamente, mas no aumento da qualidade dos mesmos no processamento da informação.</text:p>
      <text:p text:style-name="P11">PARAGRAFO SOBRE AS PROMESSAS DA IBM, GOOGLE E MICROSOFT SOBRE QUANTIDADE DE QUBITS SIMULTÂNEOS</text:p>
      <text:p text:style-name="P16">De modo a aprimorar as relações de qubits e se preparar para as possibilidades apresentadas pelas empresas acima, a utilização de simulações para o estudo de temas de Computação Quântica é cada vez mais necessário. Uma simulação é essencialmente diferente da realidade, mas tenta, o melhor possível, se aproximar desta o que se torna útil na previsão de possíveis problemas na evolução de sistemas quânticos.</text:p>
      <text:p text:style-name="P12">PARÁGRAFO SOBRE O FUNCIONAMENTO DE UMA SIMULAÇÃO QUÂNTICA</text:p>
      <text:p text:style-name="P16">Algumas áreas exploram com afinco as possibilidades da simulação quântica, mesmo que em computadores de arquitetura clássica, para prever demandas de quando esta tecnologia avançar o bastante tornando possível, por exemplo, a transmissão de informação utilizando propriedades quânticas, o que é chamado de Teoria da Informação Quântica.</text:p>
      <text:p text:style-name="P12">PARAGRAFO SOBRE A TEORIA DA INFORMAÇÃO QUÂNTICA</text:p>
      <text:p text:style-name="P17">Uma situação onde a teoria da informação e a mecânica quântica se unem é no fenômeno de teletransporte quântico.</text:p>
      <text:p text:style-name="P14">PARÁGRAFO SOBRE TELETRANSPORTE QUÂNTICO (EXPERIMENTO DA ALICE E DO BOB), PROBLEMAS POSSÍVEIS NO PROCESSO (BREVE DESCRIÇÃO DO QUE É UM RUÍDO E DA CORRELAÇÃO DO APERFEIÇOAMENTO DAS MAQUINAS QUÂNTICAS EM NÃO APENAS NÚMERO DE QUBITS MAS NA QUALIDADE DESTES)</text:p>
      <text:p text:style-name="P17"><text:soft-page-break/>Diante do apresentado, a proposta de estudo deste trabalho consiste na elaboração de uma simulação, em um computador de arquitetura clássica, do fenômeno de teletransporte quântico para o estudo da transmissão de informação no mesmo.</text:p>
      <text:p text:style-name="P9"><text:span text:style-name="T4"/></text:p>
      <text:p text:style-name="P18">OBJETIVOS <text:span text:style-name="T12">E JUSTIFICATIVA</text:span></text:p>
      <text:p text:style-name="P15">TEXTO OU LISTA?</text:p>
      <text:p text:style-name="P8"><text:span text:style-name="T3">Por tratar-se de uma Iniciação Científica, e portanto voltado a alunos de graduação, serve ainda para consolidar, integrar e aplicar várias das disciplinas comuns da grade curricular do curso de Licenciatura em Física, como Cálculo Diferencial e Integral, Álgebra Linear, Física Matemática, além das diversas disciplinas específicas ligadas ao estudo da Física.</text:span> </text:p>
      <text:p text:style-name="P8"><text:span text:style-name="T3">A justificativa para a execução deste projeto reside no fato deste unir grandes campos aplicados do conhecimento dentro da Matemática, Física e Computação Científica, ao tratar de técnicas que, embora aplicadas aqui em problemas controlados e unidimensionais, podem evoluir para aplicações industriais em problemas reais de Engenharia.</text:span> </text:p>
      <text:p text:style-name="P8"/>
      <text:p text:style-name="P7"/>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Tahoma, 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5T08:22:38.163000000</meta:creation-date>
    <dc:date>2022-02-25T10:37:26.109000000</dc:date>
    <meta:editing-duration>PT19M2S</meta:editing-duration>
    <meta:editing-cycles>3</meta:editing-cycles>
    <meta:generator>LibreOffice/7.1.6.2$Windows_X86_64 LibreOffice_project/0e133318fcee89abacd6a7d077e292f1145735c3</meta:generator>
    <meta:document-statistic meta:table-count="0" meta:image-count="0" meta:object-count="0" meta:page-count="3" meta:paragraph-count="26" meta:word-count="914" meta:character-count="6098" meta:non-whitespace-character-count="5207"/>
  </office:meta>
</office:document-meta>
</file>